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3.95cm" fo:min-width="7.9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3.15cm" fo:min-width="7.7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0.55cm" fo:min-width="7.9cm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6.35cm" fo:min-width="10.9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8" style:family="graphic" style:parent-style-name="standard">
      <style:graphic-properties svg:stroke-color="#000000" draw:fill-color="#ffffff" draw:textarea-horizontal-align="justify" draw:textarea-vertical-align="top" draw:auto-grow-height="false" fo:min-height="0.75cm" fo:min-width="9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4cm" svg:height="4.2cm" svg:x="16cm" svg:y="6.6cm">
          <text:p text:style-name="P1"><text:span text:style-name="T1">Barriers to dispersal</text:span></text:p>
          <text:p text:style-name="P1"><text:span text:style-name="T1"/></text:p>
          <text:p text:style-name="P1"><text:span text:style-name="T1">Here we provide a binary layer</text:span></text:p>
          <text:p text:style-name="P1"><text:span text:style-name="T1">Which would provide barriers</text:span></text:p>
          <text:p text:style-name="P1"><text:span text:style-name="T1">To dispersal across the </text:span></text:p>
          <text:p text:style-name="P1"><text:span text:style-name="T1">Landscape. One = barrier, and</text:span></text:p>
          <text:p text:style-name="P1"><text:span text:style-name="T1">Zero= no barrier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cm" svg:height="3.4cm" svg:x="1.6cm" svg:y="1.8cm">
          <text:p text:style-name="P1"><text:span text:style-name="T1">Current Habitat Suitability</text:span></text:p>
          <text:p text:style-name="P1"><text:span text:style-name="T1"/></text:p>
          <text:p text:style-name="P1"><text:span text:style-name="T1">This is a raster of the current habitat</text:span></text:p>
          <text:p text:style-name="P1"><text:span text:style-name="T1">suitability, I think this will have to be</text:span></text:p>
          <text:p text:style-name="P1"><text:span text:style-name="T1">a map fo current abundance.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cm" svg:height="3.4cm" svg:x="10.6cm" svg:y="1.8cm">
          <text:p text:style-name="P1"><text:span text:style-name="T1">Potiential Habitat Suitability</text:span></text:p>
          <text:p text:style-name="P1"><text:span text:style-name="T1"/></text:p>
          <text:p text:style-name="P1"><text:span text:style-name="T1">This will have to be a map of habitat</text:span></text:p>
          <text:p text:style-name="P1"><text:span text:style-name="T1">suitability that has been converted </text:span></text:p>
          <text:p text:style-name="P1"><text:span text:style-name="T1">into carrying capacity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4cm" svg:height="0.8cm" svg:x="16cm" svg:y="11.2cm">
          <text:p text:style-name="P1"><text:span text:style-name="T1">Dispersal kerna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4cm" svg:height="0.8cm" svg:x="16cm" svg:y="12.4cm">
          <text:p text:style-name="P1"><text:span text:style-name="T1">Propbability of dispersal (proportion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4cm" svg:height="6.6cm" svg:x="1.4cm" svg:y="8cm">
          <text:p text:style-name="P1"><text:span text:style-name="T1">Dispersal</text:span></text:p>
          <text:p text:style-name="P1"><text:span text:style-name="T1"/></text:p>
          <text:p text:style-name="P3"><text:span text:style-name="T1">Pixels with suitable habitat conditions and avaliable</text:span></text:p>
          <text:p text:style-name="P3"><text:span text:style-name="T1">carrying capacity are colonised with a probability </text:span></text:p>
          <text:p text:style-name="P3"><text:span text:style-name="T1">function of P_disp (dispersal kernal probablity)</text:span></text:p>
          <text:p text:style-name="P3"><text:span text:style-name="T1">and P_prop (proportion of population to disperse)</text:span></text:p>
          <text:p text:style-name="P3"><text:span text:style-name="T1">of their surrounding occupied cells, and their own. 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8cm" svg:y1="5.2cm" svg:x2="6.8cm" svg:y2="7.8cm">
          <text:p/>
        </draw:line>
        <draw:line draw:style-name="gr5" draw:text-style-name="P4" draw:layer="layout" svg:x1="14.4cm" svg:y1="6cm" svg:x2="7cm" svg:y2="6cm">
          <text:p/>
        </draw:line>
        <draw:line draw:style-name="gr6" draw:text-style-name="P4" draw:layer="layout" svg:x1="14.4cm" svg:y1="5.2cm" svg:x2="14.4cm" svg:y2="6cm">
          <text:p/>
        </draw:line>
        <draw:line draw:style-name="gr5" draw:text-style-name="P4" draw:layer="layout" svg:x1="15.8cm" svg:y1="8.8cm" svg:x2="13cm" svg:y2="8.8cm">
          <text:p/>
        </draw:line>
        <draw:line draw:style-name="gr5" draw:text-style-name="P4" draw:layer="layout" svg:x1="15.8cm" svg:y1="11.6cm" svg:x2="13cm" svg:y2="11.6cm">
          <text:p/>
        </draw:line>
        <draw:line draw:style-name="gr5" draw:text-style-name="P4" draw:layer="layout" svg:x1="15.8cm" svg:y1="12.8cm" svg:x2="13cm" svg:y2="12.8cm">
          <text:p/>
        </draw:line>
        <draw:line draw:style-name="gr5" draw:text-style-name="P4" draw:layer="layout" svg:x1="6.8cm" svg:y1="14.8cm" svg:x2="6.8cm" svg:y2="17cm">
          <text:p/>
        </draw:line>
        <draw:line draw:style-name="gr6" draw:text-style-name="P4" draw:layer="layout" svg:x1="6.8cm" svg:y1="15.6cm" svg:x2="0.6cm" svg:y2="15.6cm">
          <text:p/>
        </draw:line>
        <draw:line draw:style-name="gr6" draw:text-style-name="P4" draw:layer="layout" svg:x1="0.6cm" svg:y1="6.4cm" svg:x2="0.6cm" svg:y2="15.6cm">
          <text:p/>
        </draw:line>
        <draw:line draw:style-name="gr5" draw:text-style-name="P4" draw:layer="layout" svg:x1="0.6cm" svg:y1="6.4cm" svg:x2="6.6cm" svg:y2="6.4cm">
          <text:p/>
        </draw:line>
        <draw:frame draw:style-name="gr7" draw:text-style-name="P5" draw:layer="layout" svg:width="4.4cm" svg:height="1.199cm" svg:x="0.8cm" svg:y="5.8cm">
          <draw:text-box>
            <text:p><text:span text:style-name="T2">Dispersal iterations</text:span></text:p>
          </draw:text-box>
        </draw:frame>
        <draw:custom-shape draw:style-name="gr8" draw:text-style-name="P2" draw:layer="layout" svg:width="9.6cm" svg:height="1cm" svg:x="2cm" svg:y="17.2cm">
          <text:p text:style-name="P1"><text:span text:style-name="T1">Distribution of populations after dispersal</text:span></text:p>
          <text:p text:style-name="P1"><text:span text:style-name="T1"><text:s/>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cm" svg:y1="17.6cm" svg:x2="16.2cm" svg:y2="17.6cm">
          <text:p/>
        </draw:line>
        <draw:custom-shape draw:style-name="gr2" draw:text-style-name="P2" draw:layer="layout" svg:width="8.2cm" svg:height="3.4cm" svg:x="16.8cm" svg:y="16cm">
          <text:p text:style-name="P1"><text:span text:style-name="T1">Move out of C++ and undertake </text:span></text:p>
          <text:p text:style-name="P1"><text:span text:style-name="T1">Habitat manipulation and update,</text:span></text:p>
          <text:p text:style-name="P1"><text:span text:style-name="T1">Map of abundances, </text:span></text:p>
          <text:p text:style-name="P1"><text:span text:style-name="T1">carrying capacity and barriers to </text:span></text:p>
          <text:p text:style-name="P1"><text:span text:style-name="T1">Dispersal at time step t+1,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5cm" svg:y1="17.8cm" svg:x2="26.4cm" svg:y2="17.8cm">
          <text:p/>
        </draw:line>
        <draw:line draw:style-name="gr6" draw:text-style-name="P4" draw:layer="layout" svg:x1="26.4cm" svg:y1="17.8cm" svg:x2="26.4cm" svg:y2="0.8cm">
          <text:p/>
        </draw:line>
        <draw:line draw:style-name="gr6" draw:text-style-name="P4" draw:layer="layout" svg:x1="5.4cm" svg:y1="0.8cm" svg:x2="26.4cm" svg:y2="0.8cm">
          <text:p/>
        </draw:line>
        <draw:line draw:style-name="gr5" draw:text-style-name="P4" draw:layer="layout" svg:x1="5.4cm" svg:y1="0.8cm" svg:x2="5.4cm" svg:y2="1.8cm">
          <text:p/>
        </draw:line>
        <draw:line draw:style-name="gr5" draw:text-style-name="P4" draw:layer="layout" svg:x1="14.4cm" svg:y1="0.8cm" svg:x2="14.4cm" svg:y2="1.8cm">
          <text:p/>
        </draw:line>
        <draw:line draw:style-name="gr5" draw:text-style-name="P4" draw:layer="layout" svg:x1="26.4cm" svg:y1="8.4cm" svg:x2="24.6cm" svg:y2="8.4cm">
          <text:p/>
        </draw:line>
        <draw:frame draw:style-name="gr9" draw:text-style-name="P5" draw:layer="layout" svg:width="13.4cm" svg:height="0.725cm" svg:x="11.2cm" svg:y="0.201cm">
          <draw:text-box>
            <text:p><text:span text:style-name="T2">Time step iterations outside of C++ which manipulate the landscape 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3T15:32:48.152573918</meta:creation-date>
    <dc:date>2017-09-13T16:47:19.477289106</dc:date>
    <meta:editing-duration>PT32M16S</meta:editing-duration>
    <meta:editing-cycles>6</meta:editing-cycles>
    <meta:generator>LibreOffice/5.1.6.2$Linux_X86_64 LibreOffice_project/10m0$Build-2</meta:generator>
    <meta:document-statistic meta:object-count="50"/>
  </office:meta>
</office:document-meta>
</file>